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Lucida Console', monospace"/>
    <style:font-face style:name="Open Sans" svg:font-family="'Open Sans', Helvetica, Arial, Verdana, sans-serif"/>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5pt" fo:font-weight="bold" style:font-size-asian="15pt" style:font-weight-asian="bold" style:font-size-complex="15pt" style:font-weight-complex="bold"/>
    </style:style>
    <style:style style:name="P3" style:family="paragraph" style:parent-style-name="Standard">
      <style:text-properties style:font-name="Times new roman"/>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Text_20_body">
      <style:paragraph-properties fo:margin-left="0in" fo:margin-right="0in" fo:margin-top="0in" fo:margin-bottom="0.1043in" fo:line-height="171%" fo:text-align="justify" style:justify-single-word="false" fo:orphans="2" fo:widows="2" fo:text-indent="0in" style:auto-text-indent="false" fo:padding="0in" fo:border="none"/>
      <style:text-properties fo:font-variant="normal" fo:text-transform="none" fo:color="#000000" fo:letter-spacing="normal"/>
    </style:style>
    <style:style style:name="P9" style:family="paragraph" style:parent-style-name="Standard">
      <style:paragraph-properties fo:margin-left="0in" fo:margin-right="0in" fo:margin-top="0in" fo:margin-bottom="0.1043in" fo:line-height="171%" fo:text-align="justify" style:justify-single-word="false" fo:orphans="2" fo:widows="2" fo:text-indent="0in" style:auto-text-indent="false" fo:padding="0in" fo:border="none"/>
      <style:text-properties fo:font-variant="normal" fo:text-transform="none" fo:color="#000000" style:font-name="Courier New" fo:font-size="10pt" fo:letter-spacing="normal" style:font-name-asian="Courier New" style:font-size-asian="10pt" style:font-name-complex="Courier New" style:font-size-complex="10pt"/>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paragraph-properties fo:margin-left="0in" fo:margin-right="0in" fo:margin-top="0in" fo:margin-bottom="0.1043in" fo:line-height="171%" fo:text-align="justify" style:justify-single-word="false" fo:orphans="2" fo:widows="2"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name-asian="Courier New" style:font-size-asian="12pt" style:font-name-complex="Courier New" style:font-size-complex="12pt"/>
    </style:style>
    <style:style style:name="T3" style:family="text">
      <style:text-properties fo:font-variant="normal" fo:text-transform="none" fo:color="#000000" style:font-name="Open Sans" fo:font-size="11.25pt" fo:letter-spacing="normal" fo:font-style="normal" fo:font-weight="normal"/>
    </style:style>
    <style:style style:name="T4" style:family="text">
      <style:text-properties fo:font-variant="normal" fo:text-transform="none" fo:color="#000000" style:font-name="Courier New" fo:font-size="10pt" fo:letter-spacing="normal" fo:font-style="normal" fo:font-weight="normal" style:font-name-asian="Courier New" style:font-size-asian="10pt" style:font-name-complex="Courier New" style:font-size-complex="10pt"/>
    </style:style>
    <style:style style:name="T5" style:family="text">
      <style:text-properties fo:font-variant="normal" fo:text-transform="none" fo:color="#000000" style:font-name="Consolas" fo:font-size="9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7f0055" style:font-name="Courier New" fo:font-size="10pt" fo:letter-spacing="normal" fo:font-style="normal" fo:font-weight="bold" style:font-name-asian="Courier New" style:font-size-asian="10pt" style:font-weight-asian="bold" style:font-name-complex="Courier New" style:font-size-complex="10pt" style:font-weight-complex="bold"/>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fo:font-style="italic" style:font-style-asian="italic" style:font-style-complex="italic"/>
    </style:style>
    <style:style style:name="T11" style:family="text">
      <style:text-properties fo:color="#7f0055" fo:font-weight="bold" style:font-weight-asian="bold" style:font-weight-complex="bold"/>
    </style:style>
    <style:style style:name="T12" style:family="text">
      <style:text-properties fo:color="#7f0055" style:text-underline-style="solid" style:text-underline-width="auto" style:text-underline-color="font-color" fo:font-weight="bold" style:font-weight-asian="bold"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style:text-underline-style="solid" style:text-underline-width="auto" style:text-underline-color="font-color"/>
    </style:style>
    <style:style style:name="T16" style:family="text">
      <style:text-properties fo:color="#3f7f5f"/>
    </style:style>
    <style:style style:name="T17" style:family="text">
      <style:text-properties fo:color="#2a00ff"/>
    </style:style>
    <style:style style:name="T18" style:family="text">
      <style:text-properties fo:font-weight="bold" style:font-weight-asian="bold" style:font-weight-complex="bold"/>
    </style:style>
    <style:style style:name="T19" style:family="text">
      <style:text-properties style:font-name="Open Sans" fo:font-size="11.25pt" fo:font-style="normal" fo:font-weight="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style:font-name="Consolas" fo:font-size="9pt" fo:font-style="normal" fo:font-weight="normal"/>
    </style:style>
    <style:style style:name="fr1"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1043in" style:vertical-pos="from-top"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 and Array Implementation</text:p>
      <text:p text:style-name="P4"/>
      <text:p text:style-name="Standard">Like Stack, Queue is a linear structure which follows a particular order in which the operations are performed.<text:bookmark text:name="more-142802"/> The order is First In First Out (FIFO).  A good example of queue is any queue of consumers for a resource where the consumer that came first is served first.<text:line-break/></text:p>
      <text:p text:style-name="Standard">The difference between stacks and queues is in removing. In a stack we remove the item the most recently added; in a queue, we remove the item the least recently added.</text:p>
      <text:p text:style-name="P10"/>
      <text:p text:style-name="Standard"><text:span text:style-name="T18">Operations on Queue:</text:span><text:line-break/>Mainly the following four basic operations are performed on queue:</text:p>
      <text:p text:style-name="Standard"/>
      <text:p text:style-name="Standard"><text:span text:style-name="T18">Enqueue:</text:span> Adds an item to the queue. If the queue is full, then it is said to be an Overflow condition.<text:line-break/><text:span text:style-name="T18">Dequeue: </text:span>Removes an item from the queue. The items are popped in the same order in which they are pushed. If the queue is empty, then it is said to be an Underflow condition.<text:line-break/><text:span text:style-name="T18">Front:</text:span> Get the front item from queue.<text:line-break/><text:span text:style-name="T18">Rear:</text:span> Get the last item from queue.</text:p>
      <text:p text:style-name="Standard"><draw:a xlink:type="simple" xlink:href="http://www.geeksforgeeks.org/wp-content/uploads/gq/2014/02/Queue.png"><draw:frame draw:style-name="fr1" draw:name="graphics1" text:anchor-type="as-char" svg:width="6.4555in" svg:height="2.9543in" draw:z-index="0"><draw:image xlink:href="http://www.geeksforgeeks.org/wp-content/uploads/gq/2014/02/Queue.png" xlink:type="simple" xlink:show="embed" xlink:actuate="onLoad"/><svg:title>queue</svg:title></draw:frame></draw:a></text:p>
      <text:p text:style-name="Standard"><text:span text:style-name="T18">Applications of Queue:</text:span><text:line-break/>Queue is used when things don’t have to be processed immediatly, but have to be processed in First InFirst Out order like Breadth First Search. This property of Queue makes it also useful in following kind of scenarios.</text:p>
      <text:p text:style-name="Standard">1) When a resource is shared among multiple consumers. Examples include CPU scheduling, Disk Scheduling.<text:line-break/>2) When data is transferred asynchronously (data not necessarily received at same rate as sent) between two processes. Examples include IO Buffers, pipes, file IO, etc.</text:p>
      <text:p text:style-name="Standard">See this for more detailed applications of Queue and Stack.</text:p>
      <text:p text:style-name="Standard"/>
      <text:p text:style-name="Standard"/>
      <text:p text:style-name="Standard"><text:span text:style-name="T20">Array implementation Of Queue</text:span><text:line-break/>For implementing queue, we need to keep track of two indices, front and rear. We enqueue an item at the rear and dequeue an item from front. If we simply increment front and rear indices, then there may be problems, front may reach end of the array. The solution to this problem is to increase front and rear in circular manner .</text:p>
      <text:p text:style-name="P2"/>
      <text:p text:style-name="P6"><text:soft-page-break/></text:p>
      <text:p text:style-name="P3"><text:span text:style-name="Strong_20_Emphasis"><text:span text:style-name="T7">public</text:span></text:span><text:span text:style-name="Strong_20_Emphasis"><text:span text:style-name="T4"> </text:span></text:span><text:span text:style-name="Strong_20_Emphasis"><text:span text:style-name="T7">class</text:span></text:span><text:span text:style-name="Strong_20_Emphasis"><text:span text:style-name="T4"> QueueUsingArray&lt;E </text:span></text:span><text:span text:style-name="Strong_20_Emphasis"><text:span text:style-name="T7">extends</text:span></text:span><text:span text:style-name="Strong_20_Emphasis"><text:span text:style-name="T4"> Object&gt; {</text:span></text:span></text:p>
      <text:p text:style-name="P7"/>
      <text:p text:style-name="P7"><text:span text:style-name="T8"><text:tab/></text:span><text:span text:style-name="T11">private</text:span><text:span text:style-name="T8"> </text:span><text:span text:style-name="T11">static</text:span><text:span text:style-name="T8"> </text:span><text:span text:style-name="T11">final</text:span><text:span text:style-name="T8"> </text:span><text:span text:style-name="T11">int</text:span><text:span text:style-name="T8"> </text:span><text:span text:style-name="T14">MAX_SIZE</text:span><text:span text:style-name="T8"> = 1000;</text:span></text:p>
      <text:p text:style-name="P7"><text:span text:style-name="T8"><text:tab/></text:span><text:span text:style-name="T11">private</text:span><text:span text:style-name="T8"> </text:span><text:span text:style-name="T11">int</text:span><text:span text:style-name="T8"> </text:span><text:span text:style-name="T13">mSize</text:span><text:span text:style-name="T8">;</text:span></text:p>
      <text:p text:style-name="P7"><text:span text:style-name="T8"><text:tab/></text:span><text:span text:style-name="T11">private</text:span><text:span text:style-name="T8"> E[] </text:span><text:span text:style-name="T13">mArray</text:span><text:span text:style-name="T8">;</text:span></text:p>
      <text:p text:style-name="P7"><text:span text:style-name="T8"><text:tab/></text:span><text:span text:style-name="T11">private</text:span><text:span text:style-name="T8"> </text:span><text:span text:style-name="T11">int</text:span><text:span text:style-name="T8"> </text:span><text:span text:style-name="T13">mFront</text:span><text:span text:style-name="T8">;</text:span></text:p>
      <text:p text:style-name="P7"><text:span text:style-name="T8"><text:tab/></text:span><text:span text:style-name="T11">private</text:span><text:span text:style-name="T8"> </text:span><text:span text:style-name="T11">int</text:span><text:span text:style-name="T8"> </text:span><text:span text:style-name="T13">mRear</text:span><text:span text:style-name="T8">;</text:span></text:p>
      <text:p text:style-name="P7"/>
      <text:p text:style-name="P7"><text:span text:style-name="T8"><text:tab/></text:span><text:span text:style-name="T11">public</text:span><text:span text:style-name="T8"> QueueUsingArray(</text:span><text:span text:style-name="T11">int</text:span><text:span text:style-name="T8"> capacity) {</text:span></text:p>
      <text:p text:style-name="P7"><text:span text:style-name="T8"><text:tab/><text:tab/></text:span><text:span text:style-name="T13">mSize</text:span><text:span text:style-name="T8"> = capacity &lt;= 0 ? </text:span><text:span text:style-name="T14">MAX_SIZE</text:span><text:span text:style-name="T8"> : capacity;</text:span></text:p>
      <text:p text:style-name="P7"><text:span text:style-name="T8"><text:tab/><text:tab/></text:span><text:span text:style-name="T13">mArray</text:span><text:span text:style-name="T8"> = </text:span><text:span text:style-name="T9">(E[]) </text:span><text:span text:style-name="T12">new</text:span><text:span text:style-name="T9"> Object[</text:span><text:span text:style-name="T15">mSize</text:span><text:span text:style-name="T9">]</text:span><text:span text:style-name="T8">;</text:span></text:p>
      <text:p text:style-name="P7"><text:span text:style-name="T8"><text:tab/><text:tab/></text:span><text:span text:style-name="T13">mFront</text:span><text:span text:style-name="T8"> = -1;</text:span></text:p>
      <text:p text:style-name="P7"><text:span text:style-name="T8"><text:tab/><text:tab/></text:span><text:span text:style-name="T13">mRear</text:span><text:span text:style-name="T8"> = -1;</text:span></text:p>
      <text:p text:style-name="P6"><text:tab/>}</text:p>
      <text:p text:style-name="P7"/>
      <text:p text:style-name="P7"><text:span text:style-name="T8"><text:tab/></text:span><text:span text:style-name="T11">public</text:span><text:span text:style-name="T8"> </text:span><text:span text:style-name="T11">boolean</text:span><text:span text:style-name="T8"> isEmpty() {</text:span></text:p>
      <text:p text:style-name="P7"><text:span text:style-name="T8"><text:tab/><text:tab/></text:span><text:span text:style-name="T11">return</text:span><text:span text:style-name="T8"> (-1 == </text:span><text:span text:style-name="T13">mFront</text:span><text:span text:style-name="T8"> &amp;&amp; -1 == </text:span><text:span text:style-name="T13">mRear</text:span><text:span text:style-name="T8">);</text:span></text:p>
      <text:p text:style-name="P6"><text:tab/>}</text:p>
      <text:p text:style-name="P7"/>
      <text:p text:style-name="P7"><text:span text:style-name="T8"><text:tab/></text:span><text:span text:style-name="T11">public</text:span><text:span text:style-name="T8"> </text:span><text:span text:style-name="T11">void</text:span><text:span text:style-name="T8"> enqueue(E e) {</text:span></text:p>
      <text:p text:style-name="P7"><text:span text:style-name="T8"><text:tab/><text:tab/></text:span><text:span text:style-name="T11">if</text:span><text:span text:style-name="T8"> (</text:span><text:span text:style-name="T13">mFront</text:span><text:span text:style-name="T8"> == ((</text:span><text:span text:style-name="T13">mRear</text:span><text:span text:style-name="T8"> + 1) % </text:span><text:span text:style-name="T13">mSize</text:span><text:span text:style-name="T8">)) { </text:span><text:span text:style-name="T16">// Full</text:span></text:p>
      <text:p text:style-name="P7"><text:span text:style-name="T8"><text:tab/><text:tab/><text:tab/></text:span><text:span text:style-name="T11">return</text:span><text:span text:style-name="T8">;</text:span></text:p>
      <text:p text:style-name="P7"><text:span text:style-name="T8"><text:tab/><text:tab/>} </text:span><text:span text:style-name="T11">else</text:span><text:span text:style-name="T8"> </text:span><text:span text:style-name="T11">if</text:span><text:span text:style-name="T8"> (isEmpty()) {</text:span></text:p>
      <text:p text:style-name="P7"><text:span text:style-name="T8"><text:tab/><text:tab/><text:tab/></text:span><text:span text:style-name="T13">mFront</text:span><text:span text:style-name="T8"> = </text:span><text:span text:style-name="T13">mRear</text:span><text:span text:style-name="T8"> = 0;</text:span></text:p>
      <text:p text:style-name="P7"><text:span text:style-name="T8"><text:tab/><text:tab/>} </text:span><text:span text:style-name="T11">else</text:span><text:span text:style-name="T8"> {</text:span></text:p>
      <text:p text:style-name="P7"><text:span text:style-name="T8"><text:tab/><text:tab/><text:tab/></text:span><text:span text:style-name="T13">mRear</text:span><text:span text:style-name="T8"> = (</text:span><text:span text:style-name="T13">mRear</text:span><text:span text:style-name="T8"> + 1) % </text:span><text:span text:style-name="T13">mSize</text:span><text:span text:style-name="T8">;</text:span></text:p>
      <text:p text:style-name="P6"><text:tab/><text:tab/>}</text:p>
      <text:p text:style-name="P7"><text:span text:style-name="T8"><text:tab/><text:tab/></text:span><text:span text:style-name="T13">mArray</text:span><text:span text:style-name="T8">[</text:span><text:span text:style-name="T13">mRear</text:span><text:span text:style-name="T8">] = e;</text:span></text:p>
      <text:p text:style-name="P7"><text:span text:style-name="T8"><text:tab/><text:tab/>System.</text:span><text:span text:style-name="T14">out</text:span><text:span text:style-name="T8">.println(</text:span><text:span text:style-name="T17">"enqueue(),mRear:"</text:span><text:span text:style-name="T8"> + </text:span><text:span text:style-name="T13">mRear</text:span><text:span text:style-name="T8"> + </text:span><text:span text:style-name="T17">",e:"</text:span><text:span text:style-name="T8"> + e);</text:span></text:p>
      <text:p text:style-name="P6"><text:tab/>}</text:p>
      <text:p text:style-name="P7"/>
      <text:p text:style-name="P7"><text:span text:style-name="T8"><text:tab/></text:span><text:span text:style-name="T11">public</text:span><text:span text:style-name="T8"> E dequeue() {</text:span></text:p>
      <text:p text:style-name="P7"><text:span text:style-name="T8"><text:tab/><text:tab/>E e = </text:span><text:span text:style-name="T11">null</text:span><text:span text:style-name="T8">;</text:span></text:p>
      <text:p text:style-name="P7"><text:span text:style-name="T8"><text:tab/><text:tab/></text:span><text:span text:style-name="T11">if</text:span><text:span text:style-name="T8"> (isEmpty()) {</text:span></text:p>
      <text:p text:style-name="P7"><text:span text:style-name="T8"><text:tab/><text:tab/><text:tab/></text:span><text:span text:style-name="T11">return</text:span><text:span text:style-name="T8"> </text:span><text:span text:style-name="T11">null</text:span><text:span text:style-name="T8">;</text:span></text:p>
      <text:p text:style-name="P7"><text:span text:style-name="T8"><text:tab/><text:tab/>} </text:span><text:span text:style-name="T11">else</text:span><text:span text:style-name="T8"> </text:span><text:span text:style-name="T11">if</text:span><text:span text:style-name="T8"> (</text:span><text:span text:style-name="T13">mFront</text:span><text:span text:style-name="T8"> == </text:span><text:span text:style-name="T13">mRear</text:span><text:span text:style-name="T8">) {</text:span></text:p>
      <text:p text:style-name="P7"><text:span text:style-name="T8"><text:tab/><text:tab/><text:tab/></text:span><text:span text:style-name="T13">mFront</text:span><text:span text:style-name="T8"> = </text:span><text:span text:style-name="T13">mRear</text:span><text:span text:style-name="T8"> = -1;</text:span></text:p>
      <text:p text:style-name="P7"><text:span text:style-name="T8"><text:tab/><text:tab/>} </text:span><text:span text:style-name="T11">else</text:span><text:span text:style-name="T8"> {</text:span></text:p>
      <text:p text:style-name="P7"><text:span text:style-name="T8"><text:tab/><text:tab/><text:tab/>e = </text:span><text:span text:style-name="T13">mArray</text:span><text:span text:style-name="T8">[</text:span><text:span text:style-name="T13">mFront</text:span><text:span text:style-name="T8">];</text:span></text:p>
      <text:p text:style-name="P7"><text:span text:style-name="T8"><text:tab/><text:tab/><text:tab/>System.</text:span><text:span text:style-name="T14">out</text:span><text:span text:style-name="T8">.println(</text:span><text:span text:style-name="T17">"dequeue(),mFront:"</text:span><text:span text:style-name="T8"> + </text:span><text:span text:style-name="T13">mFront</text:span><text:span text:style-name="T8"> + </text:span><text:span text:style-name="T17">",e:"</text:span><text:span text:style-name="T8"> + e);</text:span></text:p>
      <text:p text:style-name="P7"><text:span text:style-name="T8"><text:tab/><text:tab/><text:tab/></text:span><text:span text:style-name="T13">mFront</text:span><text:span text:style-name="T8"> = (</text:span><text:span text:style-name="T13">mFront</text:span><text:span text:style-name="T8"> + 1) % </text:span><text:span text:style-name="T13">mSize</text:span><text:span text:style-name="T8">;</text:span></text:p>
      <text:p text:style-name="P6"><text:tab/><text:tab/>}</text:p>
      <text:p text:style-name="P7"><text:span text:style-name="T8"><text:tab/><text:tab/></text:span><text:span text:style-name="T11">return</text:span><text:span text:style-name="T8"> e;</text:span></text:p>
      <text:p text:style-name="P6"><text:tab/>}</text:p>
      <text:p text:style-name="P7"/>
      <text:p text:style-name="P7"><text:span text:style-name="T8"><text:tab/></text:span><text:span text:style-name="T11">public</text:span><text:span text:style-name="T8"> E getFront() {</text:span></text:p>
      <text:p text:style-name="P7"><text:span text:style-name="T8"><text:tab/><text:tab/></text:span><text:span text:style-name="T11">return</text:span><text:span text:style-name="T8"> </text:span><text:span text:style-name="T13">mArray</text:span><text:span text:style-name="T8">[</text:span><text:span text:style-name="T13">mFront</text:span><text:span text:style-name="T8">];</text:span></text:p>
      <text:p text:style-name="P6"><text:tab/>}</text:p>
      <text:p text:style-name="P7"/>
      <text:p text:style-name="P7"><text:span text:style-name="T8"><text:tab/></text:span><text:span text:style-name="T11">public</text:span><text:span text:style-name="T8"> E getRear() {</text:span></text:p>
      <text:p text:style-name="P7"><text:span text:style-name="T8"><text:tab/><text:tab/></text:span><text:span text:style-name="T11">return</text:span><text:span text:style-name="T8"> </text:span><text:span text:style-name="T13">mArray</text:span><text:span text:style-name="T8">[</text:span><text:span text:style-name="T13">mRear</text:span><text:span text:style-name="T8">];</text:span></text:p>
      <text:p text:style-name="P6"><text:tab/>}</text:p>
      <text:p text:style-name="P7"/>
      <text:p text:style-name="P7"><text:span text:style-name="T8"><text:tab/></text:span><text:span text:style-name="T11">public</text:span><text:span text:style-name="T8"> </text:span><text:span text:style-name="T11">void</text:span><text:span text:style-name="T8"> print() {</text:span></text:p>
      <text:p text:style-name="P7"><text:span text:style-name="T8"><text:tab/><text:tab/>String array=Arrays.</text:span><text:span text:style-name="T10">toString</text:span><text:span text:style-name="T8">(</text:span><text:span text:style-name="T13">mArray</text:span><text:span text:style-name="T8">);</text:span></text:p>
      <text:p text:style-name="P7"><text:span text:style-name="T8"><text:tab/><text:tab/>System.</text:span><text:span text:style-name="T14">out</text:span><text:span text:style-name="T8">.println(array);</text:span></text:p>
      <text:p text:style-name="P6"><text:tab/>}</text:p>
      <text:p text:style-name="P7"/>
      <text:p text:style-name="P7"><text:span text:style-name="T8"><text:tab/></text:span><text:span text:style-name="T11">public</text:span><text:span text:style-name="T8"> </text:span><text:span text:style-name="T11">static</text:span><text:span text:style-name="T8"> </text:span><text:span text:style-name="T11">void</text:span><text:span text:style-name="T8"> test() {</text:span></text:p>
      <text:p text:style-name="P7"><text:span text:style-name="T8"><text:tab/><text:tab/>QueueUsingArray&lt;Integer&gt; queueUsingArray = </text:span><text:span text:style-name="T11">new</text:span><text:span text:style-name="T8"> QueueUsingArray&lt;Integer&gt;(</text:span></text:p>
      <text:p text:style-name="P6"><text:tab/><text:tab/><text:tab/><text:tab/>5);</text:p>
      <text:p text:style-name="P6"><text:tab/><text:tab/>queueUsingArray.enqueue(10);</text:p>
      <text:p text:style-name="P6"><text:soft-page-break/><text:tab/><text:tab/>queueUsingArray.enqueue(20);</text:p>
      <text:p text:style-name="P6"><text:tab/><text:tab/>queueUsingArray.enqueue(30);</text:p>
      <text:p text:style-name="P6"><text:tab/><text:tab/>queueUsingArray.enqueue(40);</text:p>
      <text:p text:style-name="P6"><text:tab/><text:tab/>queueUsingArray.enqueue(50);</text:p>
      <text:p text:style-name="P6"><text:tab/><text:tab/>queueUsingArray.enqueue(60);</text:p>
      <text:p text:style-name="P7"/>
      <text:p text:style-name="P6"><text:tab/><text:tab/>queueUsingArray.print();</text:p>
      <text:p text:style-name="P7"/>
      <text:p text:style-name="P7"><text:span text:style-name="T8"><text:tab/><text:tab/>System.</text:span><text:span text:style-name="T14">out</text:span><text:span text:style-name="T8">.println();</text:span></text:p>
      <text:p text:style-name="P7"/>
      <text:p text:style-name="P7"><text:span text:style-name="T8"><text:tab/><text:tab/></text:span><text:span text:style-name="T11">int</text:span><text:span text:style-name="T8"> dequedElemet = queueUsingArray.dequeue();</text:span></text:p>
      <text:p text:style-name="P7"><text:span text:style-name="T8"><text:tab/><text:tab/>System.</text:span><text:span text:style-name="T14">out</text:span><text:span text:style-name="T8">.print(</text:span><text:span text:style-name="T17">"dequedElemet:"</text:span><text:span text:style-name="T8"> + dequedElemet);</text:span></text:p>
      <text:p text:style-name="P7"><text:span text:style-name="T8"><text:tab/><text:tab/>System.</text:span><text:span text:style-name="T14">out</text:span><text:span text:style-name="T8">.println();</text:span></text:p>
      <text:p text:style-name="P6"><text:tab/><text:tab/>queueUsingArray.print();</text:p>
      <text:p text:style-name="P7"/>
      <text:p text:style-name="P7"><text:span text:style-name="T8"><text:tab/><text:tab/>System.</text:span><text:span text:style-name="T14">out</text:span><text:span text:style-name="T8">.println();</text:span></text:p>
      <text:p text:style-name="P7"><text:span text:style-name="T8"><text:tab/><text:tab/></text:span><text:span text:style-name="T11">int</text:span><text:span text:style-name="T8"> dequedElemet1 = queueUsingArray.dequeue();</text:span></text:p>
      <text:p text:style-name="P7"><text:span text:style-name="T8"><text:tab/><text:tab/>System.</text:span><text:span text:style-name="T14">out</text:span><text:span text:style-name="T8">.print(</text:span><text:span text:style-name="T17">"dequedElemet1:"</text:span><text:span text:style-name="T8"> + dequedElemet1);</text:span></text:p>
      <text:p text:style-name="P7"><text:span text:style-name="T8"><text:tab/><text:tab/>System.</text:span><text:span text:style-name="T14">out</text:span><text:span text:style-name="T8">.println();</text:span></text:p>
      <text:p text:style-name="P6"><text:tab/><text:tab/>queueUsingArray.print();</text:p>
      <text:p text:style-name="P7"/>
      <text:p text:style-name="P7"><text:span text:style-name="T8"><text:tab/><text:tab/>System.</text:span><text:span text:style-name="T14">out</text:span><text:span text:style-name="T8">.println();</text:span></text:p>
      <text:p text:style-name="P7"><text:span text:style-name="T8"><text:tab/><text:tab/></text:span><text:span text:style-name="T11">int</text:span><text:span text:style-name="T8"> dequedElemet2 = queueUsingArray.dequeue();</text:span></text:p>
      <text:p text:style-name="P7"><text:span text:style-name="T8"><text:tab/><text:tab/>System.</text:span><text:span text:style-name="T14">out</text:span><text:span text:style-name="T8">.print(</text:span><text:span text:style-name="T17">"dequedElemet2:"</text:span><text:span text:style-name="T8"> + dequedElemet2);</text:span></text:p>
      <text:p text:style-name="P7"><text:span text:style-name="T8"><text:tab/><text:tab/>System.</text:span><text:span text:style-name="T14">out</text:span><text:span text:style-name="T8">.println();</text:span></text:p>
      <text:p text:style-name="P7"/>
      <text:p text:style-name="P6"><text:tab/><text:tab/>queueUsingArray.print();</text:p>
      <text:p text:style-name="P7"><text:span text:style-name="T8"><text:tab/><text:tab/>System.</text:span><text:span text:style-name="T14">out</text:span><text:span text:style-name="T8">.println();</text:span></text:p>
      <text:p text:style-name="P7"/>
      <text:p text:style-name="P6"><text:tab/><text:tab/>queueUsingArray.enqueue(70);</text:p>
      <text:p text:style-name="P6"><text:tab/><text:tab/>queueUsingArray.enqueue(80);</text:p>
      <text:p text:style-name="P7"/>
      <text:p text:style-name="P6"><text:tab/><text:tab/>queueUsingArray.print();</text:p>
      <text:p text:style-name="P6"><text:tab/>}</text:p>
      <text:p text:style-name="P6">}</text:p>
      <text:p text:style-name="P3"><text:span text:style-name="Strong_20_Emphasis"><text:span text:style-name="T1"/></text:span></text:p>
      <text:p text:style-name="P1"/>
      <text:p text:style-name="Standard"><text:span text:style-name="T18">Time Complexity: </text:span>Time complexity of all operations like enqueue(), dequeue(), <text:s/>isEmpty(), is O(1). There is no loop in any of the operations.</text:p>
      <text:p text:style-name="P8"> </text:p>
      <text:p text:style-name="P4">LinkedList Implementation</text:p>
      <text:p text:style-name="Standard">In the previous post, we introduced Queue and discussed array implementation. <text:bookmark text:name="more-142785"/>In this post, linked list implementation is discussed. The following two main operations must be implemented efficiently.</text:p>
      <text:p text:style-name="Standard">In a Queue data structure, we maintain two pointers, front and rear. The front points the first item of queue and rear points to last item.</text:p>
      <text:p text:style-name="Standard">enQueue() This operation adds a new node after rear and moves rear to the next node.</text:p>
      <text:p text:style-name="Standard">deQueue() This operation removes the front node and moves front to the next node.</text:p>
      <text:p text:style-name="Standard"/>
      <text:p text:style-name="P9"><text:span text:style-name="T11">public</text:span> <text:span text:style-name="T11">class</text:span> QueueUsingLinkedList {</text:p>
      <text:p text:style-name="P7"/>
      <text:p text:style-name="P7"><text:span text:style-name="T8"><text:tab/></text:span><text:span text:style-name="T11">private</text:span><text:span text:style-name="T8"> Node </text:span><text:span text:style-name="T13">mFront</text:span><text:span text:style-name="T8">;</text:span></text:p>
      <text:p text:style-name="P7"><text:span text:style-name="T8"><text:tab/></text:span><text:span text:style-name="T11">private</text:span><text:span text:style-name="T8"> Node </text:span><text:span text:style-name="T13">mRear</text:span><text:span text:style-name="T8">;</text:span></text:p>
      <text:p text:style-name="P7"/>
      <text:p text:style-name="P7"><text:span text:style-name="T8"><text:tab/></text:span><text:span text:style-name="T11">public</text:span><text:span text:style-name="T8"> </text:span><text:span text:style-name="T11">boolean</text:span><text:span text:style-name="T8"> isEmpty() {</text:span></text:p>
      <text:p text:style-name="P7"><text:span text:style-name="T8"><text:tab/><text:tab/></text:span><text:span text:style-name="T11">return</text:span><text:span text:style-name="T8"> </text:span><text:span text:style-name="T11">null</text:span><text:span text:style-name="T8"> == </text:span><text:span text:style-name="T13">mFront</text:span><text:span text:style-name="T8">;</text:span></text:p>
      <text:p text:style-name="P6"><text:tab/>}</text:p>
      <text:p text:style-name="P7"/>
      <text:p text:style-name="P7"><text:soft-page-break/><text:span text:style-name="T8"><text:tab/></text:span><text:span text:style-name="T11">public</text:span><text:span text:style-name="T8"> </text:span><text:span text:style-name="T11">void</text:span><text:span text:style-name="T8"> enqueue(Node node) {</text:span></text:p>
      <text:p text:style-name="P7"><text:span text:style-name="T8"><text:tab/><text:tab/></text:span><text:span text:style-name="T11">if</text:span><text:span text:style-name="T8"> (isEmpty()) {</text:span></text:p>
      <text:p text:style-name="P7"><text:span text:style-name="T8"><text:tab/><text:tab/><text:tab/></text:span><text:span text:style-name="T13">mFront</text:span><text:span text:style-name="T8"> = </text:span><text:span text:style-name="T13">mRear</text:span><text:span text:style-name="T8"> = node;</text:span></text:p>
      <text:p text:style-name="P7"><text:span text:style-name="T8"><text:tab/><text:tab/>} </text:span><text:span text:style-name="T11">else</text:span><text:span text:style-name="T8"> {</text:span></text:p>
      <text:p text:style-name="P7"><text:span text:style-name="T8"><text:tab/><text:tab/><text:tab/></text:span><text:span text:style-name="T13">mRear</text:span><text:span text:style-name="T8">.</text:span><text:span text:style-name="T13">next</text:span><text:span text:style-name="T8"> = node;</text:span></text:p>
      <text:p text:style-name="P7"><text:span text:style-name="T8"><text:tab/><text:tab/><text:tab/></text:span><text:span text:style-name="T13">mRear</text:span><text:span text:style-name="T8"> = node;</text:span></text:p>
      <text:p text:style-name="P6"><text:tab/><text:tab/>}</text:p>
      <text:p text:style-name="P6"><text:tab/>}</text:p>
      <text:p text:style-name="P7"/>
      <text:p text:style-name="P7"><text:span text:style-name="T8"><text:tab/></text:span><text:span text:style-name="T11">public</text:span><text:span text:style-name="T8"> Node dequeue() {</text:span></text:p>
      <text:p text:style-name="P6"><text:tab/><text:tab/>Node temp;</text:p>
      <text:p text:style-name="P7"><text:span text:style-name="T8"><text:tab/><text:tab/></text:span><text:span text:style-name="T11">if</text:span><text:span text:style-name="T8"> (isEmpty()) {</text:span></text:p>
      <text:p text:style-name="P7"><text:span text:style-name="T8"><text:tab/><text:tab/><text:tab/></text:span><text:span text:style-name="T11">return</text:span><text:span text:style-name="T8"> </text:span><text:span text:style-name="T11">null</text:span><text:span text:style-name="T8">;</text:span></text:p>
      <text:p text:style-name="P7"><text:span text:style-name="T8"><text:tab/><text:tab/>} </text:span><text:span text:style-name="T11">else</text:span><text:span text:style-name="T8"> {</text:span></text:p>
      <text:p text:style-name="P7"><text:span text:style-name="T8"><text:tab/><text:tab/><text:tab/>temp = </text:span><text:span text:style-name="T13">mFront</text:span><text:span text:style-name="T8">;</text:span></text:p>
      <text:p text:style-name="P7"><text:span text:style-name="T8"><text:tab/><text:tab/><text:tab/></text:span><text:span text:style-name="T13">mFront</text:span><text:span text:style-name="T8"> = </text:span><text:span text:style-name="T13">mFront</text:span><text:span text:style-name="T8">.</text:span><text:span text:style-name="T13">next</text:span><text:span text:style-name="T8">;</text:span></text:p>
      <text:p text:style-name="P6"><text:tab/><text:tab/>}</text:p>
      <text:p text:style-name="P7"><text:span text:style-name="T8"><text:tab/><text:tab/></text:span><text:span text:style-name="T11">return</text:span><text:span text:style-name="T8"> temp;</text:span></text:p>
      <text:p text:style-name="P6"><text:tab/>}</text:p>
      <text:p text:style-name="P7"/>
      <text:p text:style-name="P7"><text:span text:style-name="T8"><text:tab/></text:span><text:span text:style-name="T11">public</text:span><text:span text:style-name="T8"> </text:span><text:span text:style-name="T11">static</text:span><text:span text:style-name="T8"> </text:span><text:span text:style-name="T11">void</text:span><text:span text:style-name="T8"> test() {</text:span></text:p>
      <text:p text:style-name="P7"/>
      <text:p text:style-name="P7"><text:span text:style-name="T8"><text:tab/><text:tab/>QueueUsingLinkedList queueUsingLinkedList = </text:span><text:span text:style-name="T11">new</text:span><text:span text:style-name="T8"> QueueUsingLinkedList();</text:span></text:p>
      <text:p text:style-name="P7"/>
      <text:p text:style-name="P7"><text:span text:style-name="T8"><text:tab/><text:tab/>Node node1 = </text:span><text:span text:style-name="T11">new</text:span><text:span text:style-name="T8"> Node(1);</text:span></text:p>
      <text:p text:style-name="P7"><text:span text:style-name="T8"><text:tab/><text:tab/>Node node2 = </text:span><text:span text:style-name="T11">new</text:span><text:span text:style-name="T8"> Node(2);</text:span></text:p>
      <text:p text:style-name="P7"><text:span text:style-name="T8"><text:tab/><text:tab/>Node node3 = </text:span><text:span text:style-name="T11">new</text:span><text:span text:style-name="T8"> Node(3);</text:span></text:p>
      <text:p text:style-name="P7"><text:span text:style-name="T8"><text:tab/><text:tab/>Node node4 = </text:span><text:span text:style-name="T11">new</text:span><text:span text:style-name="T8"> Node(4);</text:span></text:p>
      <text:p text:style-name="P7"><text:span text:style-name="T8"><text:tab/><text:tab/>Node node5 = </text:span><text:span text:style-name="T11">new</text:span><text:span text:style-name="T8"> Node(5);</text:span></text:p>
      <text:p text:style-name="P7"><text:span text:style-name="T8"><text:tab/><text:tab/>Node node6 = </text:span><text:span text:style-name="T11">new</text:span><text:span text:style-name="T8"> Node(6);</text:span></text:p>
      <text:p text:style-name="P7"/>
      <text:p text:style-name="P6"><text:tab/><text:tab/>queueUsingLinkedList.enqueue(node1);</text:p>
      <text:p text:style-name="P6"><text:tab/><text:tab/>queueUsingLinkedList.enqueue(node2);</text:p>
      <text:p text:style-name="P6"><text:tab/><text:tab/>queueUsingLinkedList.enqueue(node3);</text:p>
      <text:p text:style-name="P7"/>
      <text:p text:style-name="P6"><text:tab/><text:tab/>queueUsingLinkedList.print();</text:p>
      <text:p text:style-name="P7"/>
      <text:p text:style-name="P6"><text:tab/><text:tab/>Node dequedNode1 = queueUsingLinkedList.dequeue();</text:p>
      <text:p text:style-name="P7"><text:span text:style-name="T8"><text:tab/><text:tab/>System.</text:span><text:span text:style-name="T14">out</text:span><text:span text:style-name="T8">.println();</text:span></text:p>
      <text:p text:style-name="P7"><text:span text:style-name="T8"><text:tab/><text:tab/>System.</text:span><text:span text:style-name="T14">out</text:span><text:span text:style-name="T8">.print(</text:span><text:span text:style-name="T17">"dequedNode1:"</text:span><text:span text:style-name="T8"> + dequedNode1);</text:span></text:p>
      <text:p text:style-name="P7"/>
      <text:p text:style-name="P7"><text:span text:style-name="T8"><text:tab/><text:tab/>System.</text:span><text:span text:style-name="T14">out</text:span><text:span text:style-name="T8">.println();</text:span></text:p>
      <text:p text:style-name="P6"><text:tab/><text:tab/>queueUsingLinkedList.print();</text:p>
      <text:p text:style-name="P7"/>
      <text:p text:style-name="P6"><text:tab/><text:tab/>Node dequedNode2 = queueUsingLinkedList.dequeue();</text:p>
      <text:p text:style-name="P7"><text:span text:style-name="T8"><text:tab/><text:tab/>System.</text:span><text:span text:style-name="T14">out</text:span><text:span text:style-name="T8">.println();</text:span></text:p>
      <text:p text:style-name="P7"><text:span text:style-name="T8"><text:tab/><text:tab/>System.</text:span><text:span text:style-name="T14">out</text:span><text:span text:style-name="T8">.print(</text:span><text:span text:style-name="T17">"dequedNode2:"</text:span><text:span text:style-name="T8"> + dequedNode2);</text:span></text:p>
      <text:p text:style-name="P7"/>
      <text:p text:style-name="P7"><text:span text:style-name="T8"><text:tab/><text:tab/>System.</text:span><text:span text:style-name="T14">out</text:span><text:span text:style-name="T8">.println();</text:span></text:p>
      <text:p text:style-name="P6"><text:tab/><text:tab/>queueUsingLinkedList.print();</text:p>
      <text:p text:style-name="P6"><text:tab/><text:tab/></text:p>
      <text:p text:style-name="P6"><text:tab/><text:tab/>queueUsingLinkedList.enqueue(node4);</text:p>
      <text:p text:style-name="P6"><text:tab/><text:tab/>queueUsingLinkedList.enqueue(node5);</text:p>
      <text:p text:style-name="P6"><text:tab/><text:tab/>queueUsingLinkedList.enqueue(node6);</text:p>
      <text:p text:style-name="P6"><text:tab/><text:tab/></text:p>
      <text:p text:style-name="P7"><text:span text:style-name="T8"><text:tab/><text:tab/>System.</text:span><text:span text:style-name="T14">out</text:span><text:span text:style-name="T8">.println();</text:span></text:p>
      <text:p text:style-name="P6"><text:tab/><text:tab/>queueUsingLinkedList.print();</text:p>
      <text:p text:style-name="P7"/>
      <text:p text:style-name="P6"><text:tab/>}</text:p>
      <text:p text:style-name="P7"/>
      <text:p text:style-name="P7"><text:span text:style-name="T8"><text:tab/></text:span><text:span text:style-name="T11">private</text:span><text:span text:style-name="T8"> </text:span><text:span text:style-name="T11">void</text:span><text:span text:style-name="T8"> print() {</text:span></text:p>
      <text:p text:style-name="P7"><text:span text:style-name="T8"><text:tab/><text:tab/>Node current = </text:span><text:span text:style-name="T13">mFront</text:span><text:span text:style-name="T8">;</text:span></text:p>
      <text:p text:style-name="P7"><text:span text:style-name="T8"><text:tab/><text:tab/></text:span><text:span text:style-name="T11">while</text:span><text:span text:style-name="T8"> (</text:span><text:span text:style-name="T11">null</text:span><text:span text:style-name="T8"> != current) {</text:span></text:p>
      <text:p text:style-name="P7"><text:soft-page-break/><text:span text:style-name="T8"><text:tab/><text:tab/><text:tab/>System.</text:span><text:span text:style-name="T14">out</text:span><text:span text:style-name="T8">.print(</text:span><text:span text:style-name="T17">" "</text:span><text:span text:style-name="T8"> + current);</text:span></text:p>
      <text:p text:style-name="P7"><text:span text:style-name="T8"><text:tab/><text:tab/><text:tab/>current = current.</text:span><text:span text:style-name="T13">next</text:span><text:span text:style-name="T8">;</text:span></text:p>
      <text:p text:style-name="P6"><text:tab/><text:tab/>}</text:p>
      <text:p text:style-name="P6"><text:tab/>}</text:p>
      <text:p text:style-name="P7"/>
      <text:p text:style-name="P6">}</text:p>
      <text:p text:style-name="Standard"/>
      <text:p text:style-name="Standard"><text:span text:style-name="T18">Time Complexity: </text:span>Time complexity of both operations enqueue() and dequeue() is O(1) as we only change few pointers in both operations. There is no loop in any of the operations. </text:p>
      <text:p text:style-name="P8"/>
      <text:p text:style-name="Standard"><text:span text:style-name="T20">Two Stack Implementation</text:span><text:line-break/>The problem is opposite of this post. We are given a stack data structure with push and pop operations, the task is to implement a queue using instances of stack data structure and operations on them.</text:p>
      <text:p text:style-name="Standard"><draw:frame draw:style-name="fr2" draw:name="graphics2" text:anchor-type="as-char" svg:y="-1.2866in" svg:width="6.5681in" svg:height="3.2555in" draw:z-index="1"><draw:image xlink:href="http://www.geeksforgeeks.org/wp-content/uploads/Stack-Queue.png" xlink:type="simple" xlink:show="embed" xlink:actuate="onLoad"/><svg:title>Stack and Queue with insert and delete operations</svg:title></draw:frame></text:p>
      <text:p text:style-name="Standard">A queue can be implemented using two stacks. Let queue to be implemented be q and stacks used to implement q be stack1 and stack2. q can be implemented in two ways:</text:p>
      <text:p text:style-name="Standard"/>
      <text:p text:style-name="Standard"><text:span text:style-name="T18">Method 1 </text:span>(By making enQueue operation costly) This method makes sure that oldest entered element is always at the top of stack 1, so that deQueue operation just pops from stack1. To put the element at top of stack1, stack2 is used.</text:p>
      <text:p text:style-name="Standard"><text:span text:style-name="T18">enQueue</text:span>(q, x)</text:p>
      <text:p text:style-name="Standard"><text:s text:c="2"/>1) While stack1 is not empty, push everything from satck1 to stack2.</text:p>
      <text:p text:style-name="Standard"><text:s text:c="2"/>2) Push x to stack1 (assuming size of stacks is unlimited).</text:p>
      <text:p text:style-name="Standard"><text:s text:c="2"/>3) Push everything back to stack1.</text:p>
      <text:p text:style-name="Standard"/>
      <text:p text:style-name="Standard"><text:span text:style-name="T18">deQueue</text:span>(q)</text:p>
      <text:p text:style-name="Standard"><text:s text:c="2"/>1) If stack1 is empty then error</text:p>
      <text:p text:style-name="Standard"><text:s text:c="2"/>2) Pop an item from stack1 and return it</text:p>
      <text:p text:style-name="Standard"/>
      <text:p text:style-name="Standard"><text:span text:style-name="T18">Method 2</text:span> (By making deQueue operation costly)In this method, in en-queue operation, the new element is entered at the top of stack1. In de-queue operation, if stack2 is empty then all the elements are moved to stack2 and finally top of stack2 is returned.</text:p>
      <text:p text:style-name="Standard">enQueue(q, <text:s/>x)</text:p>
      <text:p text:style-name="Standard"><text:s text:c="2"/>1) Push x to stack1 (assuming size of stacks is unlimited).</text:p>
      <text:p text:style-name="Standard"><text:soft-page-break/></text:p>
      <text:p text:style-name="Standard">deQueue(q)</text:p>
      <text:p text:style-name="Standard"><text:s text:c="2"/>1) If both stacks are empty then error.</text:p>
      <text:p text:style-name="Standard"><text:s text:c="2"/>2) If stack2 is empty</text:p>
      <text:p text:style-name="Standard"><text:s text:c="7"/>While stack1 is not empty, push everything from stack1 to stack2.</text:p>
      <text:p text:style-name="Standard"><text:s text:c="2"/>3) Pop the element from stack2 and return it.</text:p>
      <text:p text:style-name="Standard"/>
      <text:p text:style-name="Standard">Method 2 is definitely better than method 1.<text:line-break/>Method 1 moves all the elements twice in enQueue operation, while method 2 (in deQueue operation) moves the elements once and moves elements only if stack2 empty.</text:p>
      <text:p text:style-name="Standard"><text:line-break/><text:span text:style-name="T18">Implementation of method 2:</text:span></text:p>
      <text:p text:style-name="P10"/>
      <text:p text:style-name="P10"/>
      <text:p text:style-name="P3"><text:span text:style-name="Strong_20_Emphasis"><text:span text:style-name="T7">public</text:span></text:span><text:span text:style-name="Strong_20_Emphasis"><text:span text:style-name="T4"> </text:span></text:span><text:span text:style-name="Strong_20_Emphasis"><text:span text:style-name="T7">class</text:span></text:span><text:span text:style-name="Strong_20_Emphasis"><text:span text:style-name="T4"> QueueUsingTwoStacks&lt;E&gt; {</text:span></text:span></text:p>
      <text:p text:style-name="P7"/>
      <text:p text:style-name="P7"><text:span text:style-name="T8"><text:tab/></text:span><text:span text:style-name="T11">private</text:span><text:span text:style-name="T8"> Stack&lt;E&gt; </text:span><text:span text:style-name="T13">mStack1</text:span><text:span text:style-name="T8"> = </text:span><text:span text:style-name="T11">new</text:span><text:span text:style-name="T8"> Stack&lt;E&gt;();</text:span></text:p>
      <text:p text:style-name="P7"><text:span text:style-name="T8"><text:tab/></text:span><text:span text:style-name="T11">private</text:span><text:span text:style-name="T8"> Stack&lt;E&gt; </text:span><text:span text:style-name="T13">mStack2</text:span><text:span text:style-name="T8"> = </text:span><text:span text:style-name="T11">new</text:span><text:span text:style-name="T8"> Stack&lt;E&gt;();;</text:span></text:p>
      <text:p text:style-name="P7"/>
      <text:p text:style-name="P7"><text:span text:style-name="T8"><text:tab/></text:span><text:span text:style-name="T11">public</text:span><text:span text:style-name="T8"> </text:span><text:span text:style-name="T11">void</text:span><text:span text:style-name="T8"> enqueue(E e) {</text:span></text:p>
      <text:p text:style-name="P7"><text:span text:style-name="T8"><text:tab/><text:tab/></text:span><text:span text:style-name="T13">mStack1</text:span><text:span text:style-name="T8">.push(e);</text:span></text:p>
      <text:p text:style-name="P6"><text:tab/>}</text:p>
      <text:p text:style-name="P7"/>
      <text:p text:style-name="P7"><text:span text:style-name="T8"><text:tab/></text:span><text:span text:style-name="T11">public</text:span><text:span text:style-name="T8"> E dequeue() {</text:span></text:p>
      <text:p text:style-name="P7"><text:span text:style-name="T8"><text:tab/><text:tab/></text:span><text:span text:style-name="T11">if</text:span><text:span text:style-name="T8"> (</text:span><text:span text:style-name="T13">mStack2</text:span><text:span text:style-name="T8">.isEmpty()) {</text:span></text:p>
      <text:p text:style-name="P7"><text:span text:style-name="T8"><text:tab/><text:tab/><text:tab/></text:span><text:span text:style-name="T11">while</text:span><text:span text:style-name="T8"> (!</text:span><text:span text:style-name="T13">mStack1</text:span><text:span text:style-name="T8">.isEmpty()) {</text:span></text:p>
      <text:p text:style-name="P7"><text:span text:style-name="T8"><text:tab/><text:tab/><text:tab/><text:tab/>E item = </text:span><text:span text:style-name="T13">mStack1</text:span><text:span text:style-name="T8">.pop();</text:span></text:p>
      <text:p text:style-name="P7"><text:span text:style-name="T8"><text:tab/><text:tab/><text:tab/><text:tab/></text:span><text:span text:style-name="T13">mStack2</text:span><text:span text:style-name="T8">.push(item);</text:span></text:p>
      <text:p text:style-name="P6"><text:tab/><text:tab/><text:tab/>}</text:p>
      <text:p text:style-name="P6"><text:tab/><text:tab/>}</text:p>
      <text:p text:style-name="P7"><text:span text:style-name="T8"><text:tab/><text:tab/>E e = </text:span><text:span text:style-name="T13">mStack2</text:span><text:span text:style-name="T8">.pop();</text:span></text:p>
      <text:p text:style-name="P7"><text:span text:style-name="T8"><text:tab/><text:tab/></text:span><text:span text:style-name="T11">return</text:span><text:span text:style-name="T8"> e;</text:span></text:p>
      <text:p text:style-name="P6"><text:tab/>}</text:p>
      <text:p text:style-name="P7"/>
      <text:p text:style-name="P7"><text:span text:style-name="T8"><text:tab/></text:span><text:span text:style-name="T11">public</text:span><text:span text:style-name="T8"> </text:span><text:span text:style-name="T11">void</text:span><text:span text:style-name="T8"> print() {</text:span></text:p>
      <text:p text:style-name="P7"><text:span text:style-name="T8"><text:tab/><text:tab/></text:span><text:span text:style-name="T11">if</text:span><text:span text:style-name="T8">(</text:span><text:span text:style-name="T13">mStack1</text:span><text:span text:style-name="T8">.isEmpty()){</text:span></text:p>
      <text:p text:style-name="P7"><text:span text:style-name="T8"><text:tab/><text:tab/><text:tab/></text:span><text:span text:style-name="T11">for</text:span><text:span text:style-name="T8"> (</text:span><text:span text:style-name="T11">int</text:span><text:span text:style-name="T8"> i = 0; i &lt; </text:span><text:span text:style-name="T13">mStack2</text:span><text:span text:style-name="T8">.size(); i++) {</text:span></text:p>
      <text:p text:style-name="P7"><text:span text:style-name="T8"><text:tab/><text:tab/><text:tab/><text:tab/>System.</text:span><text:span text:style-name="T14">out</text:span><text:span text:style-name="T8">.print(</text:span><text:span text:style-name="T17">" "</text:span><text:span text:style-name="T8"> + </text:span><text:span text:style-name="T13">mStack2</text:span><text:span text:style-name="T8">.get(i));</text:span></text:p>
      <text:p text:style-name="P6"><text:tab/><text:tab/><text:tab/>}<text:tab/><text:tab/></text:p>
      <text:p text:style-name="P6"><text:tab/><text:tab/>}</text:p>
      <text:p text:style-name="P7"><text:span text:style-name="T8"><text:tab/><text:tab/></text:span><text:span text:style-name="T11">if</text:span><text:span text:style-name="T8">(</text:span><text:span text:style-name="T13">mStack2</text:span><text:span text:style-name="T8">.isEmpty()){</text:span></text:p>
      <text:p text:style-name="P7"><text:span text:style-name="T8"><text:tab/><text:tab/><text:tab/></text:span><text:span text:style-name="T11">for</text:span><text:span text:style-name="T8"> (</text:span><text:span text:style-name="T11">int</text:span><text:span text:style-name="T8"> i = 0; i &lt; </text:span><text:span text:style-name="T13">mStack1</text:span><text:span text:style-name="T8">.size(); i++) {</text:span></text:p>
      <text:p text:style-name="P7"><text:span text:style-name="T8"><text:tab/><text:tab/><text:tab/><text:tab/>System.</text:span><text:span text:style-name="T14">out</text:span><text:span text:style-name="T8">.print(</text:span><text:span text:style-name="T17">" "</text:span><text:span text:style-name="T8"> + </text:span><text:span text:style-name="T13">mStack1</text:span><text:span text:style-name="T8">.get(i));</text:span></text:p>
      <text:p text:style-name="P6"><text:tab/><text:tab/><text:tab/>}<text:tab/><text:tab/></text:p>
      <text:p text:style-name="P6"><text:tab/><text:tab/>}</text:p>
      <text:p text:style-name="P6"><text:tab/><text:tab/></text:p>
      <text:p text:style-name="P6"><text:tab/></text:p>
      <text:p text:style-name="P6"><text:tab/>}</text:p>
      <text:p text:style-name="P7"/>
      <text:p text:style-name="P7"><text:span text:style-name="T8"><text:tab/></text:span><text:span text:style-name="T11">public</text:span><text:span text:style-name="T8"> </text:span><text:span text:style-name="T11">static</text:span><text:span text:style-name="T8"> </text:span><text:span text:style-name="T11">void</text:span><text:span text:style-name="T8"> test() {</text:span></text:p>
      <text:p text:style-name="P7"><text:span text:style-name="T8"><text:tab/><text:tab/>QueueUsingTwoStacks&lt;Integer&gt; queueUsingTwoStacks = </text:span><text:span text:style-name="T11">new</text:span><text:span text:style-name="T8"> QueueUsingTwoStacks&lt;Integer&gt;();</text:span></text:p>
      <text:p text:style-name="P6"><text:tab/><text:tab/>queueUsingTwoStacks.enqueue(10);</text:p>
      <text:p text:style-name="P6"><text:tab/><text:tab/>queueUsingTwoStacks.enqueue(20);</text:p>
      <text:p text:style-name="P6"><text:tab/><text:tab/>queueUsingTwoStacks.enqueue(30);</text:p>
      <text:p text:style-name="P7"/>
      <text:p text:style-name="P6"><text:tab/><text:tab/>queueUsingTwoStacks.print();</text:p>
      <text:p text:style-name="P7"/>
      <text:p text:style-name="P7"><text:span text:style-name="T8"><text:tab/><text:tab/></text:span><text:span text:style-name="T11">int</text:span><text:span text:style-name="T8"> dequedElement1 = queueUsingTwoStacks.dequeue();</text:span></text:p>
      <text:p text:style-name="P7"><text:span text:style-name="T8"><text:tab/><text:tab/>System.</text:span><text:span text:style-name="T14">out</text:span><text:span text:style-name="T8">.println();</text:span></text:p>
      <text:p text:style-name="P7"><text:span text:style-name="T8"><text:tab/><text:tab/>System.</text:span><text:span text:style-name="T14">out</text:span><text:span text:style-name="T8">.print(</text:span><text:span text:style-name="T17">"dequedElement1:"</text:span><text:span text:style-name="T8"> + dequedElement1);</text:span></text:p>
      <text:p text:style-name="P7"><text:soft-page-break/></text:p>
      <text:p text:style-name="P7"><text:span text:style-name="T8"><text:tab/><text:tab/></text:span><text:span text:style-name="T11">int</text:span><text:span text:style-name="T8"> dequedElement2 = queueUsingTwoStacks.dequeue();</text:span></text:p>
      <text:p text:style-name="P7"><text:span text:style-name="T8"><text:tab/><text:tab/>System.</text:span><text:span text:style-name="T14">out</text:span><text:span text:style-name="T8">.println();</text:span></text:p>
      <text:p text:style-name="P7"><text:span text:style-name="T8"><text:tab/><text:tab/>System.</text:span><text:span text:style-name="T14">out</text:span><text:span text:style-name="T8">.print(</text:span><text:span text:style-name="T17">"dequedElement2:"</text:span><text:span text:style-name="T8"> + dequedElement2);</text:span></text:p>
      <text:p text:style-name="P7"/>
      <text:p text:style-name="P7"><text:span text:style-name="T8"><text:tab/><text:tab/>System.</text:span><text:span text:style-name="T14">out</text:span><text:span text:style-name="T8">.println();</text:span></text:p>
      <text:p text:style-name="P6"><text:tab/><text:tab/>queueUsingTwoStacks.print();</text:p>
      <text:p text:style-name="P7"/>
      <text:p text:style-name="P6"><text:tab/>}</text:p>
      <text:p text:style-name="P6">}</text:p>
      <text:p text:style-name="P3"><text:span text:style-name="Strong_20_Emphasis"><text:span text:style-name="T2"/></text:span></text:p>
      <text:p text:style-name="P1"/>
      <text:p text:style-name="Standard"><text:span text:style-name="T18">Time Complexity: </text:span>Time complexity of all operations like enqueue(), dequeue(), <text:s/>isEmpty(), is O(1). There is no loop in any of the operations.</text:p>
      <text:p text:style-name="P14"/>
      <text:p text:style-name="P4">Two Stack Implementation</text:p>
      <text:p text:style-name="Standard">Queue can also be implemented using one user stack and one Function Call Stack. Below is modified Method 2 where recursion (or Function Call Stack) is used to implement queue using only one user defined stack.</text:p>
      <text:p text:style-name="P10">enQueue(x)</text:p>
      <text:p text:style-name="Standard"><text:s text:c="2"/>1) Push x to stack1.</text:p>
      <text:p text:style-name="Standard"/>
      <text:p text:style-name="P10">deQueue:</text:p>
      <text:p text:style-name="Standard"><text:s text:c="2"/>1) If stack1 is empty then error.</text:p>
      <text:p text:style-name="Standard"><text:s text:c="2"/>2) If stack1 has only one element then return it.</text:p>
      <text:p text:style-name="Standard"><text:s text:c="2"/>3) Recursively pop everything from the stack1, store the popped item </text:p>
      <text:p text:style-name="Standard"><text:s text:c="4"/>in a variable res, <text:s/>push the res back to stack1 and return res</text:p>
      <text:p text:style-name="Standard">The step 3 makes sure that the last popped item is always returned and since the recursion stops when there is only one item in stack1 (step 2), we get the last element of stack1 in dequeue() and all other items are pushed back in step</text:p>
      <text:p text:style-name="Standard"/>
      <text:p text:style-name="P12"><text:span text:style-name="T11">public</text:span><text:span text:style-name="T8"> </text:span><text:span text:style-name="T11">class</text:span><text:span text:style-name="T8"> QueueUsingSingleStack&lt;E&gt; {</text:span></text:p>
      <text:p text:style-name="P12"/>
      <text:p text:style-name="P12"><text:span text:style-name="T8"><text:tab/></text:span><text:span text:style-name="T11">private</text:span><text:span text:style-name="T8"> Stack&lt;E&gt; </text:span><text:span text:style-name="T13">mStack</text:span><text:span text:style-name="T8"> = </text:span><text:span text:style-name="T11">new</text:span><text:span text:style-name="T8"> Stack&lt;E&gt;();</text:span></text:p>
      <text:p text:style-name="P12"/>
      <text:p text:style-name="P12"><text:span text:style-name="T8"><text:tab/></text:span><text:span text:style-name="T11">public</text:span><text:span text:style-name="T8"> </text:span><text:span text:style-name="T11">void</text:span><text:span text:style-name="T8"> enqueue(E e) {</text:span></text:p>
      <text:p text:style-name="P12"><text:span text:style-name="T8"><text:tab/><text:tab/></text:span><text:span text:style-name="T13">mStack</text:span><text:span text:style-name="T8">.push(e);</text:span></text:p>
      <text:p text:style-name="P13"><text:tab/>}</text:p>
      <text:p text:style-name="P12"/>
      <text:p text:style-name="P12"><text:span text:style-name="T8"><text:tab/></text:span><text:span text:style-name="T11">public</text:span><text:span text:style-name="T8"> E deQueue() {</text:span></text:p>
      <text:p text:style-name="P12"><text:span text:style-name="T8"><text:tab/><text:tab/>E deqeuedElement = </text:span><text:span text:style-name="T11">null</text:span><text:span text:style-name="T8">;</text:span></text:p>
      <text:p text:style-name="P12"><text:span text:style-name="T8"><text:tab/><text:tab/></text:span><text:span text:style-name="T11">if</text:span><text:span text:style-name="T8"> (1 == </text:span><text:span text:style-name="T13">mStack</text:span><text:span text:style-name="T8">.size()) {</text:span></text:p>
      <text:p text:style-name="P12"><text:span text:style-name="T8"><text:tab/><text:tab/><text:tab/></text:span><text:span text:style-name="T11">return</text:span><text:span text:style-name="T8"> </text:span><text:span text:style-name="T13">mStack</text:span><text:span text:style-name="T8">.pop();</text:span></text:p>
      <text:p text:style-name="P12"><text:span text:style-name="T8"><text:tab/><text:tab/>} </text:span><text:span text:style-name="T11">else</text:span><text:span text:style-name="T8"> {</text:span></text:p>
      <text:p text:style-name="P12"><text:span text:style-name="T8"><text:tab/><text:tab/><text:tab/></text:span><text:span text:style-name="T16">/* pop an item from the stack */</text:span></text:p>
      <text:p text:style-name="P12"><text:span text:style-name="T8"><text:tab/><text:tab/><text:tab/>E popedElement = </text:span><text:span text:style-name="T13">mStack</text:span><text:span text:style-name="T8">.pop();</text:span></text:p>
      <text:p text:style-name="P12"><text:span text:style-name="T8"><text:tab/><text:tab/><text:tab/></text:span><text:span text:style-name="T16">/* store the last dequeued item */</text:span></text:p>
      <text:p text:style-name="P13"><text:tab/><text:tab/><text:tab/>deqeuedElement = deQueue();</text:p>
      <text:p text:style-name="P12"><text:span text:style-name="T8"><text:tab/><text:tab/><text:tab/></text:span><text:span text:style-name="T16">/* push everything back to stack */</text:span></text:p>
      <text:p text:style-name="P12"><text:span text:style-name="T8"><text:tab/><text:tab/><text:tab/></text:span><text:span text:style-name="T13">mStack</text:span><text:span text:style-name="T8">.push(popedElement);</text:span></text:p>
      <text:p text:style-name="P13"><text:tab/><text:tab/>}</text:p>
      <text:p text:style-name="P12"><text:span text:style-name="T8"><text:tab/><text:tab/></text:span><text:span text:style-name="T11">return</text:span><text:span text:style-name="T8"> deqeuedElement;</text:span></text:p>
      <text:p text:style-name="P13"><text:tab/>}</text:p>
      <text:p text:style-name="P12"/>
      <text:p text:style-name="P12"><text:span text:style-name="T8"><text:tab/></text:span><text:span text:style-name="T11">public</text:span><text:span text:style-name="T8"> </text:span><text:span text:style-name="T11">void</text:span><text:span text:style-name="T8"> print() {</text:span></text:p>
      <text:p text:style-name="P12"><text:span text:style-name="T8"><text:tab/><text:tab/></text:span><text:span text:style-name="T11">for</text:span><text:span text:style-name="T8"> (</text:span><text:span text:style-name="T11">int</text:span><text:span text:style-name="T8"> i = 0; i &lt; </text:span><text:span text:style-name="T13">mStack</text:span><text:span text:style-name="T8">.size(); i++) {</text:span></text:p>
      <text:p text:style-name="P12"><text:span text:style-name="T8"><text:tab/><text:tab/><text:tab/>System.</text:span><text:span text:style-name="T14">out</text:span><text:span text:style-name="T8">.print(</text:span><text:span text:style-name="T17">" "</text:span><text:span text:style-name="T8"> + </text:span><text:span text:style-name="T13">mStack</text:span><text:span text:style-name="T8">.get(i));</text:span></text:p>
      <text:p text:style-name="P13"><text:soft-page-break/><text:tab/><text:tab/>}</text:p>
      <text:p text:style-name="P13"><text:tab/>}</text:p>
      <text:p text:style-name="P12"/>
      <text:p text:style-name="P12"><text:span text:style-name="T8"><text:tab/></text:span><text:span text:style-name="T11">public</text:span><text:span text:style-name="T8"> </text:span><text:span text:style-name="T11">static</text:span><text:span text:style-name="T8"> </text:span><text:span text:style-name="T11">void</text:span><text:span text:style-name="T8"> test() {</text:span></text:p>
      <text:p text:style-name="P12"><text:span text:style-name="T8"><text:tab/><text:tab/>QueueUsingSingleStack&lt;Integer&gt; queueUsingSingleStack = </text:span><text:span text:style-name="T11">new</text:span><text:span text:style-name="T8"> QueueUsingSingleStack&lt;Integer&gt;();</text:span></text:p>
      <text:p text:style-name="P13"><text:tab/><text:tab/>queueUsingSingleStack.enqueue(10);</text:p>
      <text:p text:style-name="P13"><text:tab/><text:tab/>queueUsingSingleStack.enqueue(20);</text:p>
      <text:p text:style-name="P13"><text:tab/><text:tab/>queueUsingSingleStack.enqueue(30);</text:p>
      <text:p text:style-name="P12"/>
      <text:p text:style-name="P13"><text:tab/><text:tab/>queueUsingSingleStack.print();</text:p>
      <text:p text:style-name="P13"><text:tab/><text:tab/></text:p>
      <text:p text:style-name="P12"><text:span text:style-name="T8"><text:tab/><text:tab/>System.</text:span><text:span text:style-name="T14">out</text:span><text:span text:style-name="T8">.println();</text:span></text:p>
      <text:p text:style-name="P12"><text:span text:style-name="T8"><text:tab/><text:tab/></text:span><text:span text:style-name="T11">int</text:span><text:span text:style-name="T8"> dequedElement1 = queueUsingSingleStack.deQueue();</text:span></text:p>
      <text:p text:style-name="P12"><text:span text:style-name="T8"><text:tab/><text:tab/>System.</text:span><text:span text:style-name="T14">out</text:span><text:span text:style-name="T8">.print(</text:span><text:span text:style-name="T17">"dequedElement1:"</text:span><text:span text:style-name="T8"> + dequedElement1);</text:span></text:p>
      <text:p text:style-name="P12"/>
      <text:p text:style-name="P12"><text:span text:style-name="T8"><text:tab/><text:tab/>System.</text:span><text:span text:style-name="T14">out</text:span><text:span text:style-name="T8">.println();</text:span></text:p>
      <text:p text:style-name="P13"><text:tab/><text:tab/>queueUsingSingleStack.print();</text:p>
      <text:p text:style-name="P13"><text:tab/><text:tab/></text:p>
      <text:p text:style-name="P12"><text:span text:style-name="T8"><text:tab/><text:tab/>System.</text:span><text:span text:style-name="T14">out</text:span><text:span text:style-name="T8">.println();</text:span></text:p>
      <text:p text:style-name="P12"><text:span text:style-name="T8"><text:tab/><text:tab/></text:span><text:span text:style-name="T11">int</text:span><text:span text:style-name="T8"> dequedElement2 = queueUsingSingleStack.deQueue();</text:span></text:p>
      <text:p text:style-name="P12"><text:span text:style-name="T8"><text:tab/><text:tab/>System.</text:span><text:span text:style-name="T14">out</text:span><text:span text:style-name="T8">.print(</text:span><text:span text:style-name="T17">"dequedElement2:"</text:span><text:span text:style-name="T8"> + dequedElement2);</text:span></text:p>
      <text:p text:style-name="P12"/>
      <text:p text:style-name="P12"><text:span text:style-name="T8"><text:tab/><text:tab/>System.</text:span><text:span text:style-name="T14">out</text:span><text:span text:style-name="T8">.println();</text:span></text:p>
      <text:p text:style-name="P13"><text:tab/><text:tab/>queueUsingSingleStack.print();</text:p>
      <text:p text:style-name="P12"/>
      <text:p text:style-name="P12"><text:span text:style-name="T8"><text:tab/><text:tab/>System.</text:span><text:span text:style-name="T14">out</text:span><text:span text:style-name="T8">.println();</text:span></text:p>
      <text:p text:style-name="P12"><text:span text:style-name="T8"><text:tab/><text:tab/>System.</text:span><text:span text:style-name="T14">out</text:span><text:span text:style-name="T8">.print(</text:span><text:span text:style-name="T17">"enqueue(40)"</text:span><text:span text:style-name="T8">);</text:span></text:p>
      <text:p text:style-name="P13"><text:tab/><text:tab/>queueUsingSingleStack.enqueue(40);</text:p>
      <text:p text:style-name="P12"><text:span text:style-name="T8"><text:tab/><text:tab/>System.</text:span><text:span text:style-name="T14">out</text:span><text:span text:style-name="T8">.println();</text:span></text:p>
      <text:p text:style-name="P13"><text:tab/><text:tab/>queueUsingSingleStack.print();</text:p>
      <text:p text:style-name="P13"><text:tab/><text:tab/></text:p>
      <text:p text:style-name="P12"><text:span text:style-name="T8"><text:tab/><text:tab/>System.</text:span><text:span text:style-name="T14">out</text:span><text:span text:style-name="T8">.println();</text:span></text:p>
      <text:p text:style-name="P12"><text:span text:style-name="T8"><text:tab/><text:tab/></text:span><text:span text:style-name="T11">int</text:span><text:span text:style-name="T8"> dequedElement3 = queueUsingSingleStack.deQueue();</text:span></text:p>
      <text:p text:style-name="P12"><text:span text:style-name="T8"><text:tab/><text:tab/>System.</text:span><text:span text:style-name="T14">out</text:span><text:span text:style-name="T8">.print(</text:span><text:span text:style-name="T17">"dequedElement3:"</text:span><text:span text:style-name="T8"> + dequedElement3);</text:span></text:p>
      <text:p text:style-name="P12"/>
      <text:p text:style-name="P12"><text:span text:style-name="T8"><text:tab/><text:tab/>System.</text:span><text:span text:style-name="T14">out</text:span><text:span text:style-name="T8">.println();</text:span></text:p>
      <text:p text:style-name="P13"><text:tab/><text:tab/>queueUsingSingleStack.print();</text:p>
      <text:p text:style-name="P13"><text:tab/>}</text:p>
      <text:p text:style-name="P12"/>
      <text:p text:style-name="P13">}</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Lucida Console', monospace"/>
    <style:font-face style:name="Open Sans" svg:font-family="'Open Sans', Helvetica, Arial, Verdana, sans-serif"/>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20M56S</meta:editing-duration>
    <meta:editing-cycles>95</meta:editing-cycles>
    <meta:generator>OpenOffice/4.1.3$Win32 OpenOffice.org_project/413m1$Build-9783</meta:generator>
    <dc:date>2017-07-30T13:24:31.37</dc:date>
    <dc:creator>Shailendra Singh</dc:creator>
    <meta:document-statistic meta:table-count="0" meta:image-count="2" meta:object-count="0" meta:page-count="8" meta:paragraph-count="293" meta:word-count="1564" meta:character-count="11460"/>
    <meta:user-defined meta:name="Info 1"/>
    <meta:user-defined meta:name="Info 2"/>
    <meta:user-defined meta:name="Info 3"/>
    <meta:user-defined meta:name="Info 4"/>
  </office:meta>
</office:document-meta>
</file>